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adornments="Negrita" style:font-family-generic="swiss" style:font-pitch="variable"/>
    <style:font-face style:name="Open Sans" svg:font-family="'Ope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166f93" officeooo:paragraph-rsid="00166f93"/>
    </style:style>
    <style:style style:name="P2" style:family="paragraph" style:parent-style-name="Text_20_body">
      <style:text-properties officeooo:rsid="00166f93" officeooo:paragraph-rsid="00167d2b"/>
    </style:style>
    <style:style style:name="P3" style:family="paragraph" style:parent-style-name="Text_20_body">
      <style:text-properties officeooo:rsid="00166f93" officeooo:paragraph-rsid="001a5c0c"/>
    </style:style>
    <style:style style:name="P4" style:family="paragraph" style:parent-style-name="Text_20_body">
      <style:text-properties officeooo:rsid="00167d2b" officeooo:paragraph-rsid="00167d2b"/>
    </style:style>
    <style:style style:name="P5" style:family="paragraph" style:parent-style-name="Text_20_body">
      <style:text-properties fo:font-weight="bold" officeooo:rsid="00167d2b" officeooo:paragraph-rsid="00167d2b" style:font-weight-asian="bold" style:font-weight-complex="bold"/>
    </style:style>
    <style:style style:name="P6" style:family="paragraph" style:parent-style-name="Text_20_body">
      <style:text-properties fo:font-weight="bold" officeooo:rsid="00169737" officeooo:paragraph-rsid="00169737" style:font-weight-asian="bold" style:font-weight-complex="bold"/>
    </style:style>
    <style:style style:name="P7" style:family="paragraph" style:parent-style-name="Text_20_body">
      <style:text-properties fo:font-weight="bold" officeooo:rsid="00169737" officeooo:paragraph-rsid="00167d2b" style:font-weight-asian="bold" style:font-weight-complex="bold"/>
    </style:style>
    <style:style style:name="P8" style:family="paragraph" style:parent-style-name="Text_20_body">
      <style:text-properties fo:font-weight="bold" officeooo:rsid="001e5d79" officeooo:paragraph-rsid="001e5d79" style:font-weight-asian="bold" style:font-weight-complex="bold"/>
    </style:style>
    <style:style style:name="P9" style:family="paragraph" style:parent-style-name="Text_20_body">
      <style:text-properties officeooo:rsid="00169737" officeooo:paragraph-rsid="00169737"/>
    </style:style>
    <style:style style:name="P10" style:family="paragraph" style:parent-style-name="Text_20_body">
      <style:text-properties officeooo:paragraph-rsid="00169737"/>
    </style:style>
    <style:style style:name="P11" style:family="paragraph" style:parent-style-name="Text_20_body">
      <style:text-properties fo:font-weight="normal" officeooo:rsid="00169737" officeooo:paragraph-rsid="00167d2b" style:font-weight-asian="normal" style:font-weight-complex="normal"/>
    </style:style>
    <style:style style:name="P12" style:family="paragraph" style:parent-style-name="Text_20_body">
      <style:text-properties officeooo:rsid="001b9e7f" officeooo:paragraph-rsid="001b9e7f"/>
    </style:style>
    <style:style style:name="P13" style:family="paragraph" style:parent-style-name="Text_20_body">
      <style:text-properties officeooo:rsid="001e5d79" officeooo:paragraph-rsid="001e5d79"/>
    </style:style>
    <style:style style:name="P14" style:family="paragraph" style:parent-style-name="Text_20_body">
      <style:text-properties fo:color="#666666" officeooo:rsid="001e5d79" officeooo:paragraph-rsid="001e5d79"/>
    </style:style>
    <style:style style:name="P15" style:family="paragraph" style:parent-style-name="Text_20_body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officeooo:rsid="00169737" officeooo:paragraph-rsid="00169737"/>
    </style:style>
    <style:style style:name="P16" style:family="paragraph" style:parent-style-name="Text_20_body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officeooo:rsid="00166f93" officeooo:paragraph-rsid="00166f93"/>
    </style:style>
    <style:style style:name="P17" style:family="paragraph" style:parent-style-name="Text_20_body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officeooo:rsid="001e5d79" officeooo:paragraph-rsid="001e5d79"/>
    </style:style>
    <style:style style:name="P18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66f93" officeooo:paragraph-rsid="00166f93"/>
    </style:style>
    <style:style style:name="P19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67d2b" officeooo:paragraph-rsid="00167d2b"/>
    </style:style>
    <style:style style:name="P20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69737" officeooo:paragraph-rsid="00169737"/>
    </style:style>
    <style:style style:name="P21" style:family="paragraph" style:parent-style-name="Title">
      <style:text-properties officeooo:rsid="00166f93" officeooo:paragraph-rsid="00166f93"/>
    </style:style>
    <style:style style:name="P22" style:family="paragraph" style:parent-style-name="Text_20_body">
      <style:text-properties officeooo:rsid="00169737" officeooo:paragraph-rsid="00169737"/>
    </style:style>
    <style:style style:name="P23" style:family="paragraph" style:parent-style-name="Text_20_body">
      <style:text-properties officeooo:rsid="00249809" officeooo:paragraph-rsid="001fea49"/>
    </style:style>
    <style:style style:name="P24" style:family="paragraph" style:parent-style-name="Text_20_body">
      <style:text-properties officeooo:rsid="00249809" officeooo:paragraph-rsid="00249809"/>
    </style:style>
    <style:style style:name="P25" style:family="paragraph" style:parent-style-name="Text_20_body">
      <style:text-properties fo:color="#666666"/>
    </style:style>
    <style:style style:name="P26" style:family="paragraph" style:parent-style-name="Text_20_body">
      <style:text-properties fo:color="#666666" officeooo:rsid="00249809" officeooo:paragraph-rsid="00249809"/>
    </style:style>
    <style:style style:name="P27" style:family="paragraph" style:parent-style-name="Text_20_body">
      <style:text-properties officeooo:rsid="001e5d79" officeooo:paragraph-rsid="0027f2fa"/>
    </style:style>
    <style:style style:name="P28" style:family="paragraph" style:parent-style-name="Text_20_body">
      <style:text-properties officeooo:rsid="001e5d79" officeooo:paragraph-rsid="002fd714"/>
    </style:style>
    <style:style style:name="P29" style:family="paragraph" style:parent-style-name="Text_20_body">
      <style:text-properties officeooo:rsid="0027f2fa" officeooo:paragraph-rsid="0027f2fa"/>
    </style:style>
    <style:style style:name="P30" style:family="paragraph" style:parent-style-name="Text_20_body">
      <style:text-properties officeooo:rsid="0027f2fa" officeooo:paragraph-rsid="0029c27c"/>
    </style:style>
    <style:style style:name="P31" style:family="paragraph" style:parent-style-name="Text_20_body">
      <style:text-properties officeooo:rsid="002fd714" officeooo:paragraph-rsid="002fd714"/>
    </style:style>
    <style:style style:name="P32" style:family="paragraph" style:parent-style-name="Text_20_body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officeooo:rsid="001e5d79" officeooo:paragraph-rsid="0027f2fa"/>
    </style:style>
    <style:style style:name="P33" style:family="paragraph" style:parent-style-name="Text_20_body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officeooo:rsid="001e5d79" officeooo:paragraph-rsid="002fd714"/>
    </style:style>
    <style:style style:name="T1" style:family="text">
      <style:text-properties fo:color="#666666"/>
    </style:style>
    <style:style style:name="T2" style:family="text">
      <style:text-properties fo:color="#666666" fo:font-weight="normal" style:font-weight-asian="normal" style:font-weight-complex="normal"/>
    </style:style>
    <style:style style:name="T3" style:family="text">
      <style:text-properties fo:color="#666666" fo:font-weight="normal" officeooo:rsid="0021685f" style:font-weight-asian="normal" style:font-weight-complex="normal"/>
    </style:style>
    <style:style style:name="T4" style:family="text">
      <style:text-properties fo:color="#666666" officeooo:rsid="0022a55a"/>
    </style:style>
    <style:style style:name="T5" style:family="text">
      <style:text-properties fo:color="#666666" officeooo:rsid="00249809"/>
    </style:style>
    <style:style style:name="T6" style:family="text">
      <style:text-properties fo:color="#666666" officeooo:rsid="002868d0"/>
    </style:style>
    <style:style style:name="T7" style:family="text">
      <style:text-properties fo:color="#666666" officeooo:rsid="002df6f4"/>
    </style:style>
    <style:style style:name="T8" style:family="text">
      <style:text-properties officeooo:rsid="00167d2b"/>
    </style:style>
    <style:style style:name="T9" style:family="text">
      <style:text-properties officeooo:rsid="00169737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69737" style:font-weight-asian="bold" style:font-weight-complex="bold"/>
    </style:style>
    <style:style style:name="T12" style:family="text">
      <style:text-properties fo:font-weight="bold" fo:background-color="#ffff00" loext:char-shading-value="0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69737" style:font-weight-asian="normal" style:font-weight-complex="normal"/>
    </style:style>
    <style:style style:name="T15" style:family="text">
      <style:text-properties officeooo:rsid="00274b56"/>
    </style:style>
    <style:style style:name="T16" style:family="text">
      <style:text-properties officeooo:rsid="002d2b3e"/>
    </style:style>
    <style:style style:name="T17" style:family="text">
      <style:text-properties officeooo:rsid="002df6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Product Landing Page – Brad Traversy – Youtube</text:p>
      <text:p text:style-name="P1"/>
      <text:p text:style-name="P1"><text:a xlink:type="simple" xlink:href="https://www.youtube.com/watch?v=61R5kn_kYwY" text:style-name="Internet_20_link" text:visited-style-name="Visited_20_Internet_20_Link">https://www.youtube.com/watch?v=61R5kn_kYwY</text:a></text:p>
      <text:p text:style-name="P16"/>
      <text:p text:style-name="P1"/>
      <text:h text:style-name="Heading_20_1" text:outline-level="1">The Set Up</text:h>
      <text:p text:style-name="Text_20_body"/>
      <text:h text:style-name="Heading_20_2" text:outline-level="2">Working Directory Structure</text:h>
      <text:p text:style-name="P3"/>
      <text:p text:style-name="P3">dist/ <text:span text:style-name="T1">// Folder to deploy to Netlify</text:span></text:p>
      <text:p text:style-name="P3"><text:tab/>css/</text:p>
      <text:p text:style-name="P3"><text:tab/><text:tab/><text:span text:style-name="T8">syle.css</text:span></text:p>
      <text:p text:style-name="P3"><text:tab/>img/</text:p>
      <text:p text:style-name="P3"><text:tab/><text:tab/><text:span text:style-name="T8">images</text:span></text:p>
      <text:p text:style-name="P3"><text:tab/>js/</text:p>
      <text:p text:style-name="P3">index.html</text:p>
      <text:p text:style-name="P4"/>
      <text:h text:style-name="Heading_20_2" text:outline-level="2">Download Simple Lightbox</text:h>
      <text:p text:style-name="P1"/>
      <text:p text:style-name="P1"><text:a xlink:type="simple" xlink:href="https://simplelightbox.com/" text:style-name="Internet_20_link" text:visited-style-name="Visited_20_Internet_20_Link">https://simplelightbox.com/</text:a></text:p>
      <text:p text:style-name="P1"/>
      <text:p text:style-name="P1">→ Put the files into css/ and js/</text:p>
      <text:p text:style-name="P18"/>
      <text:p text:style-name="P1"/>
      <text:h text:style-name="Heading_20_2" text:outline-level="2">Head Contents</text:h>
      <text:p text:style-name="P4"/>
      <text:h text:style-name="Heading_20_3" text:outline-level="3">Initial tags</text:h>
      <text:p text:style-name="Text_20_body"/>
      <text:p text:style-name="Text_20_body"><text:span text:style-name="T8">Emmet: </text:span>! <text:span text:style-name="T8">+ tab </text:span></text:p>
      <text:p text:style-name="P4"/>
      <text:p text:style-name="P4">&lt;!DOCTYPE html&gt;</text:p>
      <text:p text:style-name="P4">&lt;html lang="en"&gt;</text:p>
      <text:p text:style-name="P4"><text:s text:c="4"/>&lt;head&gt;</text:p>
      <text:p text:style-name="P4"><text:s text:c="8"/>&lt;meta charset="UTF-8" /&gt;</text:p>
      <text:p text:style-name="P4"><text:s text:c="8"/>&lt;meta name="viewport" content="width=device-width, initial-scale=1.0" /&gt;</text:p>
      <text:p text:style-name="P4"><text:soft-page-break/><text:s text:c="8"/>&lt;meta http-equiv="X-UA-Compatible" content="ie=edge" /&gt;</text:p>
      <text:p text:style-name="P4"><text:s text:c="8"/>&lt;title&gt;Phono - Headphones of the Future&lt;/title&gt;</text:p>
      <text:p text:style-name="P4"><text:s text:c="4"/>&lt;/head&gt;</text:p>
      <text:p text:style-name="P4"><text:s text:c="4"/>&lt;body&gt;&lt;/body&gt;</text:p>
      <text:p text:style-name="P4">&lt;/html&gt;</text:p>
      <text:p text:style-name="P19"/>
      <text:p text:style-name="P2"/>
      <text:h text:style-name="Heading_20_3" text:outline-level="3">Link CSS</text:h>
      <text:p text:style-name="P4"/>
      <text:p text:style-name="P4">&lt;!DOCTYPE html&gt;</text:p>
      <text:p text:style-name="P4">&lt;html lang="en"&gt;</text:p>
      <text:p text:style-name="P4"><text:s text:c="4"/>&lt;head&gt;</text:p>
      <text:p text:style-name="P4"><text:s text:c="8"/>&lt;meta charset="UTF-8" /&gt;</text:p>
      <text:p text:style-name="P4"><text:s text:c="8"/>&lt;meta name="viewport" content="width=device-width, initial-scale=1.0" /&gt;</text:p>
      <text:p text:style-name="P4"><text:s text:c="8"/>&lt;meta http-equiv="X-UA-Compatible" content="ie=edge" /&gt;</text:p>
      <text:p text:style-name="P5"><text:s text:c="8"/>&lt;link rel="stylesheet" href="dist/css/simplelightbox.min.css" /&gt;</text:p>
      <text:p text:style-name="P5"><text:s text:c="8"/>&lt;link rel="stylesheet" href="dist/css/style.css" /&gt;</text:p>
      <text:p text:style-name="P4"><text:s text:c="8"/>&lt;title&gt;Phono - Headphones of the Future&lt;/title&gt;</text:p>
      <text:p text:style-name="P4"><text:s text:c="4"/>&lt;/head&gt;</text:p>
      <text:p text:style-name="P4"><text:s text:c="4"/>&lt;body&gt;&lt;/body&gt;</text:p>
      <text:p text:style-name="P4">&lt;/html&gt;</text:p>
      <text:p text:style-name="P19"/>
      <text:p text:style-name="P4"/>
      <text:h text:style-name="Heading_20_3" text:outline-level="3">Link Font</text:h>
      <text:p text:style-name="P4"><text:tab/>→<text:span text:style-name="T9"> Using </text:span><text:span text:style-name="T11">catamaran</text:span><text:span text:style-name="T14"> font from Google Fonts</text:span></text:p>
      <text:p text:style-name="P11"><text:tab/>&lt;link href="https://fonts.googleapis.com/css?family=Catamaran&amp;display=swap" rel="stylesheet"&gt;</text:p>
      <text:p text:style-name="P11"/>
      <text:p text:style-name="P11">&lt;!DOCTYPE html&gt;</text:p>
      <text:p text:style-name="P11">&lt;html lang="en"&gt;</text:p>
      <text:p text:style-name="P11"><text:s text:c="4"/>&lt;head&gt;</text:p>
      <text:p text:style-name="P11"><text:s text:c="8"/>&lt;meta charset="UTF-8" /&gt;</text:p>
      <text:p text:style-name="P11"><text:s text:c="8"/>&lt;meta name="viewport" content="width=device-width, initial-scale=1.0" /&gt;</text:p>
      <text:p text:style-name="P11"><text:s text:c="8"/>&lt;meta http-equiv="X-UA-Compatible" content="ie=edge" /&gt;</text:p>
      <text:p text:style-name="P4"><text:span text:style-name="T14"><text:s text:c="8"/></text:span><text:span text:style-name="T11">&lt;link</text:span></text:p>
      <text:p text:style-name="P7"><text:s text:c="12"/>href="https://fonts.googleapis.com/css?family=Catamaran&amp;display=swap"</text:p>
      <text:p text:style-name="P7"><text:soft-page-break/><text:s text:c="12"/>rel="stylesheet"</text:p>
      <text:p text:style-name="P7"><text:s text:c="8"/>/&gt;</text:p>
      <text:p text:style-name="P11"><text:s text:c="8"/>&lt;link rel="stylesheet" href="dist/css/simplelightbox.min.css" /&gt;</text:p>
      <text:p text:style-name="P11"><text:s text:c="8"/>&lt;link rel="stylesheet" href="dist/css/style.css" /&gt;</text:p>
      <text:p text:style-name="P11"><text:s text:c="8"/>&lt;title&gt;Phono - Headphones of the Future&lt;/title&gt;</text:p>
      <text:p text:style-name="P11"><text:s text:c="4"/>&lt;/head&gt;</text:p>
      <text:p text:style-name="P11"><text:s text:c="4"/>&lt;body&gt;&lt;/body&gt;</text:p>
      <text:p text:style-name="P11">&lt;/html&gt;</text:p>
      <text:p text:style-name="P19"/>
      <text:p text:style-name="P4"/>
      <text:h text:style-name="Heading_20_3" text:outline-level="3">Link Font Awesome</text:h>
      <text:p text:style-name="P10"><text:span text:style-name="T9"><text:tab/>→ Log into </text:span><text:a xlink:type="simple" xlink:href="https://fontawesome.com/" text:style-name="Internet_20_link" text:visited-style-name="Visited_20_Internet_20_Link">https://fontawesome.com</text:a> →<text:span text:style-name="T9"> Kits</text:span></text:p>
      <text:p text:style-name="P9"/>
      <text:p text:style-name="P9">&lt;!DOCTYPE html&gt;</text:p>
      <text:p text:style-name="P9">&lt;html lang="en"&gt;</text:p>
      <text:p text:style-name="P9"><text:s text:c="4"/>&lt;head&gt;</text:p>
      <text:p text:style-name="P9"><text:s text:c="8"/>&lt;meta charset="UTF-8" /&gt;</text:p>
      <text:p text:style-name="P9"><text:s text:c="8"/>&lt;meta name="viewport" content="width=device-width, initial-scale=1.0" /&gt;</text:p>
      <text:p text:style-name="P9"><text:s text:c="8"/>&lt;meta http-equiv="X-UA-Compatible" content="ie=edge" /&gt;</text:p>
      <text:p text:style-name="P9"><text:s text:c="8"/><text:span text:style-name="T10">&lt;script src="https://kit.fontawesome.com/3f2db4c5ef.js"&gt;&lt;/script&gt;</text:span></text:p>
      <text:p text:style-name="P9"><text:s text:c="8"/>&lt;link</text:p>
      <text:p text:style-name="P9"><text:s text:c="12"/>href="https://fonts.googleapis.com/css?family=Catamaran&amp;display=swap"</text:p>
      <text:p text:style-name="P9"><text:s text:c="12"/>rel="stylesheet"</text:p>
      <text:p text:style-name="P9"><text:s text:c="8"/>/&gt;</text:p>
      <text:p text:style-name="P9"><text:s text:c="8"/>&lt;link rel="stylesheet" href="dist/css/simplelightbox.min.css" /&gt;</text:p>
      <text:p text:style-name="P9"><text:s text:c="8"/>&lt;link rel="stylesheet" href="dist/css/style.css" /&gt;</text:p>
      <text:p text:style-name="P9"><text:s text:c="8"/>&lt;title&gt;Phono - Headphones of the Future&lt;/title&gt;</text:p>
      <text:p text:style-name="P9"><text:s text:c="4"/>&lt;/head&gt;</text:p>
      <text:p text:style-name="P9"><text:s text:c="4"/>&lt;body&gt;&lt;/body&gt;</text:p>
      <text:p text:style-name="P9">&lt;/html&gt;</text:p>
      <text:p text:style-name="P20"/>
      <text:p text:style-name="P9"/>
      <text:h text:style-name="Heading_20_3" text:outline-level="3">Link Simple Lightbox js</text:h>
      <text:p text:style-name="P9"><text:tab/>→ Add JQuery CDN before.</text:p>
      <text:p text:style-name="P9"><text:tab/>→ Initialize with a simple JQuery line.</text:p>
      <text:p text:style-name="P9"/>
      <text:p text:style-name="P9">&lt;body&gt;</text:p>
      <text:p text:style-name="P9"><text:soft-page-break/><text:s text:c="8"/></text:p>
      <text:p text:style-name="P9"><text:s text:c="8"/><text:span text:style-name="T10">&lt;script src="</text:span><text:a xlink:type="simple" xlink:href="https://ajax.googleapis.com/ajax/libs/jquery/2.2.4/jquery.min.js" text:style-name="Internet_20_link" text:visited-style-name="Visited_20_Internet_20_Link"><text:span text:style-name="T10">https://ajax.googleapis.com/ajax/libs/jquery/2.2.4/jquery.min.js</text:span></text:a><text:span text:style-name="T10">"&gt;&lt;/script&gt;</text:span></text:p>
      <text:p text:style-name="P6"/>
      <text:p text:style-name="P6"><text:s text:c="8"/>&lt;script src="dist/js/simple-lightbox.min.js"&gt;&lt;/script&gt;</text:p>
      <text:p text:style-name="P6"/>
      <text:p text:style-name="P6"><text:s text:c="8"/>&lt;script&gt;</text:p>
      <text:p text:style-name="P6"><text:s text:c="12"/>$(function() {</text:p>
      <text:p text:style-name="P6"><text:s text:c="16"/>const $gallery = $(".gallery a").simpleLightbox(); <text:span text:style-name="T2">// </text:span><text:span text:style-name="T3">Select the wrapper class and the links. We will have images in the links.</text:span></text:p>
      <text:p text:style-name="P6"><text:s text:c="12"/>});</text:p>
      <text:p text:style-name="P6"><text:s text:c="8"/>&lt;/script&gt;</text:p>
      <text:p text:style-name="P9"><text:s text:c="4"/>&lt;/body&gt;</text:p>
      <text:p text:style-name="P15"/>
      <text:p text:style-name="P9"/>
      <text:h text:style-name="Heading_20_1" text:outline-level="1">Base/Core CSS Styles</text:h>
      <text:p text:style-name="P12"/>
      <text:p text:style-name="P12">styles.css</text:p>
      <text:p text:style-name="P12"/>
      <text:p text:style-name="P12">:root {</text:p>
      <text:p text:style-name="P12"><text:s text:c="4"/><text:span text:style-name="T1">/* :root representa el elemento &lt;html&gt; y es idéntico al selector html, excepto que su especificidad es mayor. */</text:span></text:p>
      <text:p text:style-name="P12"><text:s text:c="4"/>--primary-color: #333; <text:span text:style-name="T1">/* CSS Variables */</text:span></text:p>
      <text:p text:style-name="P12"><text:s text:c="4"/>--secondary-color: #444;</text:p>
      <text:p text:style-name="P12"><text:s text:c="4"/>--overlay-color: rgba(0, 0, 0, 0.7);</text:p>
      <text:p text:style-name="P12">}</text:p>
      <text:p text:style-name="P12"/>
      <text:p text:style-name="P12">* {</text:p>
      <text:p text:style-name="P12"><text:s text:c="4"/>box-sizing: border-box; <text:span text:style-name="T1">// </text:span><text:span text:style-name="T4">So padding and borders don’t add width to the element.</text:span></text:p>
      <text:p text:style-name="P12"><text:s text:c="4"/>margin: 0;</text:p>
      <text:p text:style-name="P12"><text:s text:c="4"/>padding: 0;</text:p>
      <text:p text:style-name="P12">}</text:p>
      <text:p text:style-name="P12"/>
      <text:p text:style-name="P12">body {</text:p>
      <text:p text:style-name="P12"><text:s text:c="4"/>font-family: "Catamaran", sans-serif;</text:p>
      <text:p text:style-name="P12"><text:s text:c="4"/>line-height: 1.6;</text:p>
      <text:p text:style-name="P12"><text:soft-page-break/><text:s text:c="4"/>color: #333;</text:p>
      <text:p text:style-name="P12"><text:s text:c="4"/>font-size: 1.1rem;</text:p>
      <text:p text:style-name="P12">}</text:p>
      <text:p text:style-name="P12"/>
      <text:p text:style-name="P12">h1,</text:p>
      <text:p text:style-name="P12">h2,</text:p>
      <text:p text:style-name="P12">h3,</text:p>
      <text:p text:style-name="P12">h4 {</text:p>
      <text:p text:style-name="P12"><text:s text:c="4"/>line-height: 1.3;</text:p>
      <text:p text:style-name="P12">}</text:p>
      <text:p text:style-name="P12"/>
      <text:p text:style-name="P12">a {</text:p>
      <text:p text:style-name="P12"><text:s text:c="4"/>color: var(--secondary-color); <text:span text:style-name="T1">/* CSS Variables usage */</text:span></text:p>
      <text:p text:style-name="P12"><text:s text:c="4"/>text-decoration: none;</text:p>
      <text:p text:style-name="P12">}</text:p>
      <text:p text:style-name="P12"/>
      <text:p text:style-name="P12">ul {</text:p>
      <text:p text:style-name="P12"><text:s text:c="4"/>list-style: none;</text:p>
      <text:p text:style-name="P12">}</text:p>
      <text:p text:style-name="P12"/>
      <text:p text:style-name="P12">img {</text:p>
      <text:p text:style-name="P12"><text:s text:c="4"/>width: 100%;</text:p>
      <text:p text:style-name="P12">}</text:p>
      <text:p text:style-name="P12"/>
      <text:p text:style-name="P12"><text:span text:style-name="T10">.container</text:span> {</text:p>
      <text:p text:style-name="P12"><text:s text:c="4"/>max-width: 1100px; <text:span text:style-name="T1">/* Responsive purposes */</text:span></text:p>
      <text:p text:style-name="P12"><text:s text:c="4"/>margin: auto; <text:span text:style-name="T1">/* Even margin to left and right */</text:span></text:p>
      <text:p text:style-name="P12"><text:s text:c="4"/>overflow: hidden; <text:span text:style-name="T1">/* Nothing shows after the container limits */</text:span></text:p>
      <text:p text:style-name="P12"><text:s text:c="4"/>padding: 0 2rem;</text:p>
      <text:p text:style-name="P12">}</text:p>
      <text:p text:style-name="P15"/>
      <text:p text:style-name="P9"/>
      <text:h text:style-name="Heading_20_1" text:outline-level="1">The Nav Bar</text:h>
      <text:p text:style-name="Text_20_body"/>
      <text:h text:style-name="Heading_20_2" text:outline-level="2">HTML</text:h>
      <text:p text:style-name="P12"/>
      <text:p text:style-name="P12"><text:soft-page-break/><text:s text:c="8"/>&lt;nav class="navbar"&gt;</text:p>
      <text:p text:style-name="P12"><text:s text:c="12"/>&lt;div class="container"&gt; <text:span text:style-name="T1">// </text:span><text:span text:style-name="T4">To have anything in the middle.</text:span></text:p>
      <text:p text:style-name="P12"><text:s text:c="16"/>&lt;h1 class="logo"&gt;Phono&lt;/h1&gt;</text:p>
      <text:p text:style-name="P12"><text:s text:c="16"/>&lt;ul class="nav"&gt;</text:p>
      <text:p text:style-name="P12"><text:s text:c="20"/>&lt;li&gt;&lt;a href="#home"&gt;Home&lt;/a&gt;&lt;/li&gt;</text:p>
      <text:p text:style-name="P12"><text:s text:c="20"/>&lt;li&gt;&lt;a href="#about"&gt;About&lt;/a&gt;&lt;/li&gt;</text:p>
      <text:p text:style-name="P12"><text:s text:c="16"/>&lt;/ul&gt;</text:p>
      <text:p text:style-name="P12"><text:s text:c="12"/>&lt;/div&gt;</text:p>
      <text:p text:style-name="P12"><text:s text:c="8"/>&lt;/nav&gt;</text:p>
      <text:p text:style-name="P12"/>
      <text:h text:style-name="Heading_20_2" text:outline-level="2">CSS</text:h>
      <text:p text:style-name="P12"/>
      <text:p text:style-name="P13">/****************</text:p>
      <text:p text:style-name="P13"/>
      <text:p text:style-name="P13">Nav Bar</text:p>
      <text:p text:style-name="P13"/>
      <text:p text:style-name="P13">****************/</text:p>
      <text:p text:style-name="P13"/>
      <text:p text:style-name="P13">.navbar {</text:p>
      <text:p text:style-name="P13"><text:s text:c="4"/>font-size: 1.2rem;</text:p>
      <text:p text:style-name="P13"><text:s text:c="4"/>padding-top: 0.3rem;</text:p>
      <text:p text:style-name="P13"><text:s text:c="4"/>padding-bottom: 0.3rem;</text:p>
      <text:p text:style-name="P13">}</text:p>
      <text:p text:style-name="P13"/>
      <text:p text:style-name="P14">/* Now we want to use CSS Grid to the navbar. If we use display:grid into the .navbar, the grid item will be the .container. We have to <text:span text:style-name="T10">use the display:grid into the container.</text:span> */</text:p>
      <text:p text:style-name="P13"/>
      <text:p text:style-name="P13">.navbar .container {</text:p>
      <text:p text:style-name="P13"><text:s text:c="4"/><text:span text:style-name="T10">display: grid;</text:span></text:p>
      <text:p text:style-name="P8"><text:s text:c="4"/>grid-template-columns: repeat(2, 1fr);</text:p>
      <text:p text:style-name="P13">}</text:p>
      <text:p text:style-name="P13"/>
      <text:p text:style-name="P13">.navbar .logo {</text:p>
      <text:p text:style-name="P13"><text:s text:c="4"/>font-size: 2rem;</text:p>
      <text:p text:style-name="P13">}</text:p>
      <text:p text:style-name="P13"/>
      <text:p text:style-name="P13"><text:soft-page-break/><text:span text:style-name="T10">.navbar .nav</text:span> { <text:span text:style-name="T1">// </text:span><text:span text:style-name="T5">Using flexbox for nav items.</text:span></text:p>
      <text:p text:style-name="P13"><text:s text:c="4"/>justify-self: flex-end;</text:p>
      <text:p text:style-name="P13"><text:s text:c="4"/>display: flex;</text:p>
      <text:p text:style-name="P13"><text:s text:c="4"/>align-items: center;</text:p>
      <text:p text:style-name="P13"><text:s text:c="4"/>justify-content: center;</text:p>
      <text:p text:style-name="P13">}</text:p>
      <text:p text:style-name="P13"/>
      <text:p text:style-name="P13">.navbar .nav a { <text:span text:style-name="T1">// </text:span><text:span text:style-name="T5">Space between nav items.</text:span></text:p>
      <text:p text:style-name="P13"><text:s text:c="4"/>padding: 0 1rem;</text:p>
      <text:p text:style-name="P13">}</text:p>
      <text:p text:style-name="P13"/>
      <text:p text:style-name="P13">.navbar .nav a:hover {</text:p>
      <text:p text:style-name="P13"><text:s text:c="4"/>color: #555;</text:p>
      <text:p text:style-name="P13">}</text:p>
      <text:p text:style-name="P17"/>
      <text:p text:style-name="P13"/>
      <text:h text:style-name="Heading_20_1" text:outline-level="1">Showcase</text:h>
      <text:p text:style-name="P23"/>
      <text:h text:style-name="Heading_20_2" text:outline-level="2">HTML</text:h>
      <text:p text:style-name="Text_20_body"/>
      <text:p text:style-name="P26"><text:s text:c="8"/>&lt;!-- Showcase --&gt;</text:p>
      <text:p text:style-name="P24"><text:s text:c="8"/>&lt;<text:span text:style-name="T10">section</text:span> class="section-a"&gt; <text:span text:style-name="T1">// </text:span><text:span text:style-name="T6">We want to structure everything in sections.</text:span></text:p>
      <text:p text:style-name="P24"><text:s text:c="11"/><text:span text:style-name="T10"><text:s/>&lt;div class="container"&gt;</text:span> <text:span text:style-name="T1">// To put all in the middle.</text:span></text:p>
      <text:p text:style-name="P24"><text:s text:c="16"/><text:span text:style-name="T12">&lt;div&gt;</text:span> <text:span text:style-name="T1">// This would be a grid item.</text:span></text:p>
      <text:p text:style-name="P24"><text:s text:c="20"/>&lt;h1&gt;T<text:span text:style-name="T15">h</text:span>e Headphones of the future&lt;/h1&gt;</text:p>
      <text:p text:style-name="P24"><text:s text:c="20"/>&lt;p&gt;</text:p>
      <text:p text:style-name="P24"><text:s text:c="24"/>Lorem ipsum dolor sit amet consectetur adipisicing elit. Omnis dolor temporibus culpa architecto delectus, odit laudantium totam ipsum consectetur perspiciatis sapiente doloribus. </text:p>
      <text:p text:style-name="P24"><text:s text:c="20"/>&lt;/p&gt;</text:p>
      <text:p text:style-name="P24"><text:s text:c="20"/>&lt;a href="#" class="btn"&gt;Read More&lt;/a&gt;</text:p>
      <text:p text:style-name="P24"><text:s text:c="16"/><text:span text:style-name="T10">&lt;/div&gt;</text:span></text:p>
      <text:p text:style-name="P24"><text:s text:c="16"/><text:span text:style-name="T12">&lt;img</text:span><text:span text:style-name="T10"> </text:span><text:span text:style-name="T13">src="dist/img/showcase.jpg"</text:span> alt=""<text:span text:style-name="T10">&gt;</text:span><text:span text:style-name="T1"> // Another grid item.</text:span></text:p>
      <text:p text:style-name="P24"><text:s text:c="12"/><text:span text:style-name="T10">&lt;/div&gt;</text:span></text:p>
      <text:p text:style-name="P24"><text:s text:c="8"/>&lt;/section&gt;</text:p>
      <text:p text:style-name="P24"/>
      <text:p text:style-name="P24"><text:soft-page-break/></text:p>
      <text:h text:style-name="Heading_20_2" text:outline-level="2">CSS</text:h>
      <text:p text:style-name="Text_20_body"/>
      <text:p text:style-name="Text_20_body">/****************</text:p>
      <text:p text:style-name="Text_20_body"/>
      <text:p text:style-name="Text_20_body">Showcase</text:p>
      <text:p text:style-name="Text_20_body"/>
      <text:p text:style-name="Text_20_body">****************/</text:p>
      <text:p text:style-name="Text_20_body"/>
      <text:p text:style-name="Text_20_body">.section-a { <text:span text:style-name="T1">// First, section selector for margin.</text:span></text:p>
      <text:p text:style-name="Text_20_body"><text:s text:c="4"/>margin: 2rem 0;</text:p>
      <text:p text:style-name="Text_20_body">}</text:p>
      <text:p text:style-name="Text_20_body"/>
      <text:p text:style-name="Text_20_body">.section-a .container {</text:p>
      <text:p text:style-name="Text_20_body"><text:s text:c="4"/>display: grid; <text:span text:style-name="T1">// For use Grid on items inside the container.</text:span></text:p>
      <text:p text:style-name="Text_20_body"><text:s text:c="4"/>grid-template-columns: repeat(2, 1fr); <text:span text:style-name="T1">// Two even columns.</text:span></text:p>
      <text:p text:style-name="Text_20_body"><text:s text:c="4"/>grid-gap: 3rem; <text:span text:style-name="T1">// Space between columns.</text:span></text:p>
      <text:p text:style-name="P25"><text:s text:c="4"/>// Then we have to align everythin<text:span text:style-name="T15">g</text:span>.</text:p>
      <text:p text:style-name="Text_20_body"><text:s text:c="4"/>align-items: center;</text:p>
      <text:p text:style-name="Text_20_body"><text:s text:c="4"/>justify-content: center;</text:p>
      <text:p text:style-name="Text_20_body">}</text:p>
      <text:p text:style-name="Text_20_body"/>
      <text:p text:style-name="P25">// Making the h1 bigger and primary-color.</text:p>
      <text:p text:style-name="Text_20_body"/>
      <text:p text:style-name="Text_20_body">.section-a h1 {</text:p>
      <text:p text:style-name="Text_20_body"><text:s text:c="4"/>font-size: 4rem;</text:p>
      <text:p text:style-name="Text_20_body"><text:s text:c="4"/>color: var(--primary-color);</text:p>
      <text:p text:style-name="Text_20_body">}</text:p>
      <text:p text:style-name="Text_20_body"/>
      <text:p text:style-name="P25">// Margin to the <text:span text:style-name="T15">paragraphs</text:span>.</text:p>
      <text:p text:style-name="Text_20_body"/>
      <text:p text:style-name="Text_20_body">.section-a p {</text:p>
      <text:p text:style-name="Text_20_body"><text:s text:c="4"/>margin: 1rem 0;</text:p>
      <text:p text:style-name="Text_20_body">}</text:p>
      <text:p text:style-name="Text_20_body"/>
      <text:p text:style-name="P32"/>
      <text:p text:style-name="P27"><text:soft-page-break/></text:p>
      <text:h text:style-name="Heading_20_1" text:outline-level="1">Utilities Classes</text:h>
      <text:p text:style-name="Text_20_body"/>
      <text:p text:style-name="P29">A class that would be used in multiple sections, like a button.</text:p>
      <text:p text:style-name="P29"/>
      <text:p text:style-name="P29">/****************</text:p>
      <text:p text:style-name="P29"/>
      <text:p text:style-name="P29">Utilities</text:p>
      <text:p text:style-name="P29"/>
      <text:p text:style-name="P29">****************/</text:p>
      <text:p text:style-name="P29"/>
      <text:p text:style-name="P29">.btn {</text:p>
      <text:p text:style-name="P29"><text:s text:c="4"/>display: inline-block; <text:span text:style-name="T1">// So we can add widths and stuff.</text:span></text:p>
      <text:p text:style-name="P29"><text:s text:c="4"/>background: var(--primary-color);</text:p>
      <text:p text:style-name="P29"><text:s text:c="4"/>color: #fff;</text:p>
      <text:p text:style-name="P29"><text:s text:c="4"/>padding: 0.8rem 1.5rem;</text:p>
      <text:p text:style-name="P29"><text:s text:c="4"/>border: none;</text:p>
      <text:p text:style-name="P29"><text:s text:c="4"/>cursor: pointer;</text:p>
      <text:p text:style-name="P29"><text:s text:c="4"/>font-size: 1.1rem;</text:p>
      <text:p text:style-name="P29"><text:s text:c="4"/>border-radius: 30px;</text:p>
      <text:p text:style-name="P29">}</text:p>
      <text:p text:style-name="P29"/>
      <text:p text:style-name="P29">.btn:hover {</text:p>
      <text:p text:style-name="P29"><text:s text:c="4"/>background: var(--secondary-color);</text:p>
      <text:p text:style-name="P29">}</text:p>
      <text:p text:style-name="P29"/>
      <text:p text:style-name="P29">.overlay { <text:span text:style-name="T1">// </text:span><text:span text:style-name="T7">With this class we can apply a overlay color to any container.</text:span></text:p>
      <text:p text:style-name="P29"><text:s text:c="4"/>position: absolute;</text:p>
      <text:p text:style-name="P29"><text:s text:c="4"/>top: 0;</text:p>
      <text:p text:style-name="P29"><text:s text:c="4"/>left: 0;</text:p>
      <text:p text:style-name="P29"><text:s text:c="4"/>height: 100%;</text:p>
      <text:p text:style-name="P29"><text:s text:c="4"/>width: 100%;</text:p>
      <text:p text:style-name="P29"><text:s text:c="4"/>background-color: var(--overlay-color);</text:p>
      <text:p text:style-name="P29">}</text:p>
      <text:p text:style-name="P32"/>
      <text:p text:style-name="P27"/>
      <text:h text:style-name="Heading_20_1" text:outline-level="1"><text:soft-page-break/>Overlay Text</text:h>
      <text:p text:style-name="P29"/>
      <text:h text:style-name="Heading_20_2" text:outline-level="2">HTML</text:h>
      <text:p text:style-name="Text_20_body"/>
      <text:p text:style-name="P29"><text:s/>&lt;!-- Overlay Text --&gt;</text:p>
      <text:p text:style-name="P29"><text:s text:c="8"/>&lt;section class="section-b"&gt;</text:p>
      <text:p text:style-name="P29"><text:s text:c="12"/>&lt;div class="overlay"&gt;</text:p>
      <text:p text:style-name="P29"><text:s text:c="16"/>&lt;div class="section-b-inner"&gt;</text:p>
      <text:p text:style-name="P29"><text:s text:c="20"/>&lt;h3&gt;Loud &amp; Clear&lt;/h3&gt;</text:p>
      <text:p text:style-name="P29"><text:s text:c="20"/>&lt;h2&gt;People Aren't Hearing All The Music&lt;/h2&gt;</text:p>
      <text:p text:style-name="P29"><text:s text:c="20"/>&lt;p&gt;Lorem ipsum, dolor sit amet consectetur adipisicing elit. Expedita quos laboriosam pariatur amet quam omnis quo fuga repellat neque sit.&lt;/p&gt;</text:p>
      <text:p text:style-name="P29"><text:s text:c="16"/>&lt;/div&gt;</text:p>
      <text:p text:style-name="P29"><text:s text:c="12"/>&lt;/div&gt;</text:p>
      <text:p text:style-name="P29"><text:s text:c="8"/>&lt;/section&gt;</text:p>
      <text:p text:style-name="P29"/>
      <text:h text:style-name="Heading_20_2" text:outline-level="2">CSS</text:h>
      <text:p text:style-name="Text_20_body"/>
      <text:p text:style-name="P30">/****************</text:p>
      <text:p text:style-name="P30"/>
      <text:p text:style-name="P30">Overlay Text - Section B</text:p>
      <text:p text:style-name="P30"/>
      <text:p text:style-name="P30">****************/</text:p>
      <text:p text:style-name="P30"/>
      <text:p text:style-name="P30">.section-b {</text:p>
      <text:p text:style-name="P30"><text:s text:c="4"/>position: relative; <text:span text:style-name="T1">// With position relative usage for the overlay, we're going to position that absolute within section b, so since section-b as its container, needs to be positioned relative.</text:span></text:p>
      <text:p text:style-name="P30"><text:s text:c="4"/>background: url("../img/section-b.jpg") no-repeat bottom center/cover;</text:p>
      <text:p text:style-name="P30"><text:s text:c="4"/>height: 600px;</text:p>
      <text:p text:style-name="P30">}</text:p>
      <text:p text:style-name="P30"/>
      <text:p text:style-name="P30">→ <text:span text:style-name="T16">Here we make the .overlay utility class.</text:span></text:p>
      <text:p text:style-name="P30"/>
      <text:p text:style-name="P30">→<text:span text:style-name="T17"> Now we handle the inside content.</text:span></text:p>
      <text:p text:style-name="P30"/>
      <text:p text:style-name="P30"><text:soft-page-break/>.section-b-inner {</text:p>
      <text:p text:style-name="P30"><text:s text:c="4"/>color: #fff;</text:p>
      <text:p text:style-name="P30"><text:s text:c="4"/>height: 100%;</text:p>
      <text:p text:style-name="P30"><text:s text:c="4"/><text:span text:style-name="T10">display: flex;</text:span></text:p>
      <text:p text:style-name="P30"><text:s text:c="4"/>flex-direction: <text:span text:style-name="T10">column;</text:span> <text:span text:style-name="T1">// We want to center the content as a column.</text:span></text:p>
      <text:p text:style-name="P30"><text:s text:c="4"/><text:span text:style-name="T10">align-items:</text:span> center;</text:p>
      <text:p text:style-name="P30"><text:s text:c="4"/><text:span text:style-name="T10">justify-content:</text:span> center;</text:p>
      <text:p text:style-name="P30"><text:s text:c="4"/>text-align: center;</text:p>
      <text:p text:style-name="P30"><text:s text:c="4"/>margin: auto;</text:p>
      <text:p text:style-name="P30"><text:s text:c="4"/>max-width: 860px;</text:p>
      <text:p text:style-name="P30"><text:s text:c="4"/>padding: 5rem 0;</text:p>
      <text:p text:style-name="P30">}</text:p>
      <text:p text:style-name="P30"/>
      <text:p text:style-name="P30">→<text:span text:style-name="T17"> Modifyin the text sizes.</text:span></text:p>
      <text:p text:style-name="P30"/>
      <text:p text:style-name="P30">.section-b-inner h3 {</text:p>
      <text:p text:style-name="P30"><text:s text:c="4"/>font-size: 2rem;</text:p>
      <text:p text:style-name="P30">}</text:p>
      <text:p text:style-name="P30"/>
      <text:p text:style-name="P30">.section-b-inner h2 {</text:p>
      <text:p text:style-name="P30"><text:s text:c="4"/>font-size: 5rem;</text:p>
      <text:p text:style-name="P30"><text:s text:c="4"/>margin-top: 1rem;</text:p>
      <text:p text:style-name="P30">}</text:p>
      <text:p text:style-name="P30"/>
      <text:p text:style-name="P30">.section-b-inner p {</text:p>
      <text:p text:style-name="P30"><text:s text:c="4"/>font-size: 1.5rem;</text:p>
      <text:p text:style-name="P30"><text:s text:c="4"/>margin-top: 1rem;</text:p>
      <text:p text:style-name="P30">}</text:p>
      <text:p text:style-name="P33"/>
      <text:p text:style-name="P28"/>
      <text:h text:style-name="Heading_20_1" text:outline-level="1">Gallery</text:h>
      <text:p text:style-name="P31"/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adornments="Negrita" style:font-family-generic="swiss" style:font-pitch="variable"/>
    <style:font-face style:name="Open Sans" svg:font-family="'Ope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name="Open Sans" fo:font-family="'Open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margin-top="0cm" fo:margin-bottom="0.101cm" loext:contextual-spacing="false" fo:text-align="center" style:justify-single-word="false" style:page-number="auto"/>
      <style:text-properties style:font-name="Open Sans1" fo:font-family="'Open Sans'" style:font-style-name="Negrita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01cm" loext:contextual-spacing="false" fo:text-align="start" style:justify-single-word="false"/>
      <style:text-properties style:font-name="Open Sans1" fo:font-family="'Open Sans'" style:font-style-name="Negrita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09cm" loext:contextual-spacing="false"/>
      <style:text-properties style:font-name="Open Sans1" fo:font-family="'Open Sans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01cm" loext:contextual-spacing="false"/>
      <style:text-properties style:font-name="Open Sans1" fo:font-family="'Open Sans'" style:font-style-name="Negrita" style:font-family-generic="swiss" style:font-pitch="variable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01cm" loext:contextual-spacing="false"/>
      <style:text-properties style:font-name="Open Sans1" fo:font-family="'Open Sans'" style:font-style-name="Negrita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8-02T15:22:53.628695635</meta:creation-date>
    <dc:title>Default Custom</dc:title>
    <meta:editing-cycles>17</meta:editing-cycles>
    <meta:editing-duration>P1DT8H1M12S</meta:editing-duration>
    <meta:generator>LibreOffice/6.3.0.4$Linux_X86_64 LibreOffice_project/714e3e990d6aa57321bebab01999254e7bc38485</meta:generator>
    <dc:date>2019-08-20T06:12:43.976781394</dc:date>
    <meta:document-statistic meta:table-count="0" meta:image-count="0" meta:object-count="0" meta:page-count="11" meta:paragraph-count="285" meta:word-count="930" meta:character-count="8183" meta:non-whitespace-character-count="6374"/>
    <meta:template xlink:type="simple" xlink:actuate="onRequest" xlink:title="Default Custom" xlink:href="../../../snap/libreoffice/138/.config/libreoffice/4/user/template/Default%20Custom.ott" meta:date="2019-08-02T15:24:53.964404821"/>
  </office:meta>
</office:document-meta>
</file>